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2pt" fo:font-style="normal" fo:font-weight="normal" officeooo:rsid="001d2fe4" officeooo:paragraph-rsid="001ecf17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 style:list-style-name="L2">
      <style:text-properties fo:font-size="12pt" fo:font-style="normal" fo:font-weight="normal" officeooo:rsid="001d2fe4" officeooo:paragraph-rsid="001ecf17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2">
      <style:text-properties fo:font-size="12pt" fo:font-style="normal" fo:font-weight="normal" officeooo:rsid="0017b03c" officeooo:paragraph-rsid="001ecf17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2">
      <style:text-properties fo:font-size="12pt" fo:font-style="normal" fo:font-weight="normal" officeooo:rsid="001b388d" officeooo:paragraph-rsid="001ecf17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text-properties fo:font-size="12pt" fo:font-style="normal" fo:font-weight="normal" officeooo:rsid="001d2fe6" officeooo:paragraph-rsid="001ecf17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2">
      <style:text-properties fo:font-size="12pt" fo:font-style="normal" fo:font-weight="normal" officeooo:rsid="001d2fe6" officeooo:paragraph-rsid="001ecf17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2">
      <style:text-properties fo:font-size="12pt" fo:font-style="normal" fo:font-weight="normal" officeooo:rsid="001ecf17" officeooo:paragraph-rsid="001ecf17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text-properties fo:font-size="12pt" fo:font-style="normal" fo:font-weight="bold" officeooo:rsid="001d2fe6" officeooo:paragraph-rsid="001ecf17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2">
      <style:text-properties fo:font-size="12pt" fo:font-style="normal" fo:font-weight="bold" officeooo:rsid="001ecf17" officeooo:paragraph-rsid="001ecf17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2">
      <style:text-properties fo:font-size="13pt" fo:font-style="normal" fo:font-weight="normal" officeooo:rsid="001ecf17" officeooo:paragraph-rsid="001ecf17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1d2fe4"/>
    </style:style>
    <style:style style:name="T2" style:family="text">
      <style:text-properties officeooo:rsid="001ecf1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388d" style:font-weight-asian="bold" style:font-weight-complex="bold"/>
    </style:style>
    <style:style style:name="T5" style:family="text">
      <style:text-properties fo:font-weight="bold" officeooo:rsid="001d2fe4" style:font-weight-asian="bold" style:font-weight-complex="bold"/>
    </style:style>
    <style:style style:name="T6" style:family="text">
      <style:text-properties fo:font-weight="bold" officeooo:rsid="001ecf17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b388d" style:font-size-asian="12pt" style:font-size-complex="12pt"/>
    </style:style>
    <style:style style:name="T9" style:family="text">
      <style:text-properties fo:font-size="12pt" fo:font-weight="bold" officeooo:rsid="001b388d" style:font-size-asian="10.5pt" style:font-weight-asian="bold" style:font-size-complex="12pt" style:font-weight-complex="bold"/>
    </style:style>
    <style:style style:name="T10" style:family="text">
      <style:text-properties fo:font-size="12pt" officeooo:rsid="001b388d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44694689743425598" text:style-name="L2">
        <text:list-item>
          <text:p text:style-name="P10">Nazwa: <text:span text:style-name="T3">Dodanie produktów</text:span></text:p>
        </text:list-item>
        <text:list-item>
          <text:p text:style-name="P10">Cel: <text:span text:style-name="T3">Wypełnienie bazy produktów</text:span></text:p>
        </text:list-item>
        <text:list-item>
          <text:p text:style-name="P10">Aktor: <text:span text:style-name="T3">Pracownik sklepu</text:span></text:p>
        </text:list-item>
        <text:list-item>
          <text:p text:style-name="P10"><text:span text:style-name="T8">Warunki wstępne:</text:span></text:p>
          <text:list>
            <text:list-item>
              <text:p text:style-name="P10"><text:span text:style-name="T8">System jest zaktualizowany do najnowszej wersji</text:span></text:p>
            </text:list-item>
            <text:list-item>
              <text:p text:style-name="P10"><text:span text:style-name="T8">A</text:span><text:span text:style-name="T7">ktor zalogowany do systemu</text:span></text:p>
            </text:list-item>
            <text:list-item>
              <text:p text:style-name="P10"><text:span text:style-name="T7">Połączenie internetowe nie jest wymagane</text:span></text:p>
            </text:list-item>
          </text:list>
        </text:list-item>
        <text:list-item>
          <text:p text:style-name="P10"><text:span text:style-name="T10">Warunki końcowe</text:span></text:p>
          <text:list>
            <text:list-item>
              <text:p text:style-name="P3"><text:span text:style-name="T10">Baza produktów została zaktualizowana do stanu rzeczywistego</text:span></text:p>
            </text:list-item>
          </text:list>
        </text:list-item>
        <text:list-item>
          <text:p text:style-name="P9">Scenariusz</text:p>
          <text:list>
            <text:list-item>
              <text:p text:style-name="P4"><text:span text:style-name="T1">Pracownik komisu</text:span> wprowadza do bazy produkt oraz wypełnia wszystkie pola, tj. opis, <text:span text:style-name="T1">cena, metoda wysyłki itp.</text:span></text:p>
            </text:list-item>
            <text:list-item>
              <text:p text:style-name="P2">Pracownik podaje dostępność produktu (ilość sztuk na magazynie)</text:p>
            </text:list-item>
            <text:list-item>
              <text:p text:style-name="P2">Pracownik sprawdza dane i zapisuje</text:p>
            </text:list-item>
            <text:list-item>
              <text:p text:style-name="P2">System sprawdza poprawność danych</text:p>
            </text:list-item>
            <text:list-item>
              <text:p text:style-name="P2">System zapisuje dane do swojej bazy</text:p>
            </text:list-item>
            <text:list-item>
              <text:p text:style-name="P7">Jeżeli system ma dostęp do internetu, to eksportuje dane na serwer, jeśli nie, to robi to gdy się połączy</text:p>
            </text:list-item>
          </text:list>
        </text:list-item>
        <text:list-item>
          <text:p text:style-name="P9">Scenariusz alternatywny</text:p>
          <text:list>
            <text:list-item>
              <text:p text:style-name="P6">Kroki od 1 do 4 scenariusza głównego</text:p>
            </text:list-item>
            <text:list-item>
              <text:p text:style-name="P6">System stwierdza niepoprawność danych</text:p>
            </text:list-item>
            <text:list-item>
              <text:p text:style-name="P6">System wraca do formularza, zaznaczając na czerwono wszystkie niepoprawne dane</text:p>
            </text:list-item>
            <text:list-item>
              <text:p text:style-name="P6">Wracamy do punktu 1</text:p>
            </text:list-item>
          </text:list>
        </text:list-item>
      </text:list>
      <text:list xml:id="list5157399663658127052" text:style-name="L1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1:58:50.196489990</meta:creation-date>
    <dc:date>2017-04-05T12:10:11.718369187</dc:date>
    <meta:editing-duration>PT30S</meta:editing-duration>
    <meta:editing-cycles>1</meta:editing-cycles>
    <meta:document-statistic meta:table-count="0" meta:image-count="0" meta:object-count="0" meta:page-count="1" meta:paragraph-count="21" meta:word-count="143" meta:character-count="906" meta:non-whitespace-character-count="805"/>
    <meta:generator>LibreOffice/5.1.6.2$Linux_X86_64 LibreOffice_project/10m0$Build-2</meta:generator>
  </office:meta>
</office:document-meta>
</file>